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r10" style:family="presentation" style:parent-style-name="TWU_20_Slide-outline1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ucida Sans'" style:font-style-name="Regular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language-asian="en" style:country-asian="US" style:font-style-asian="normal" style:font-weight-asian="normal" style:font-family-complex="Tahoma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text:enable-numbering="false" fo:margin-left="3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ff3366" fo:font-size="22pt" fo:font-weight="bold" style:font-size-asian="24pt" style:font-weight-asian="bold" style:font-size-complex="24pt" style:font-weight-complex="bold"/>
    </style:style>
    <style:style style:name="T3" style:family="text">
      <style:text-properties fo:color="#23ff23"/>
    </style:style>
    <style:style style:name="T4" style:family="text">
      <style:text-properties fo:color="#23ff23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cc99"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/>
    </style:style>
    <style:style style:name="T9" style:family="text">
      <style:text-properties fo:color="#23ff23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libraries, static</presentation:footer-decl>
      <presentation:footer-decl presentation:name="ftr2">CMPTxxxx</presentation:footer-decl>
      <presentation:date-time-decl presentation:name="dtd1" presentation:source="fixed">22 Jan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Standard Java Libraries<text:line-break/>'static' Keyword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2 Jan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1: 10min, 20pts</text:p>
          </draw:text-box>
        </draw:frame>
        <draw:frame presentation:style-name="pr5" draw:id="id1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>Contrast the <text:span text:style-name="T1">JRE</text:span> with the <text:span text:style-name="T1">JDK</text:span>.<text:tab/><text:tab/><text:tab/><text:tab/><text:tab/><text:tab/><text:span text:style-name="T2">[4]</text:span></text:p>
              </text:list-item>
              <text:list-item>
                <text:p>Name the 8 <text:span text:style-name="T1">primitive types</text:span> built-in to Java, and contrast them (what's the difference?)<text:tab/><text:tab/><text:tab/><text:span text:style-name="T2">[8]</text:span></text:p>
              </text:list-item>
              <text:list-item>
                <text:p>Write a Java function <text:span text:style-name="T3">numHashes</text:span>() that takes an integer parameter and prints that many <text:span text:style-name="T1">hash marks</text:span> (“<text:span text:style-name="T3">#</text:span>”) to the screen:<text:tab/><text:tab/><text:tab/><text:tab/><text:tab/><text:span text:style-name="T2">[8]</text:span></text:p>
                <text:list>
                  <text:list-item>
                    <text:list>
                      <text:list-item>
                        <text:p><text:span text:style-name="T4">numHashes(5);</text:span><text:span text:style-name="T4"><text:tab/></text:span><text:span text:style-name="T5"><text:tab/></text:span><text:span text:style-name="T6">// outputs: “#####”</text:span></text:p>
                      </text:list-item>
                    </text:list>
                  </text:list-item>
                  <text:list-item>
                    <text:p>Include a <text:span text:style-name="T1">docstring</text:span> and <text:span text:style-name="T1">pre</text:span>/<text:span text:style-name="T1">post</text:span>-<text:span text:style-name="T1">conditions</text:span>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 1: answers #1-2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 text:id="id2">Contrast the <text:span text:style-name="T1">JRE</text:span> with the <text:span text:style-name="T1">JDK</text:span>.<text:tab/><text:tab/><text:tab/><text:tab/><text:tab/><text:tab/><text:span text:style-name="T2">[4]</text:span></text:p>
                <text:list>
                  <text:list-item>
                    <text:p text:id="id3"><text:span text:style-name="T1">JRE</text:span>: Java Runtime Environment: enough to <text:span text:style-name="T1">run</text:span> precompiled Java applications (java)</text:p>
                  </text:list-item>
                  <text:list-item>
                    <text:p text:id="id4"><text:span text:style-name="T1">JDK</text:span>: Java Development Kit: JRE + enough to write+<text:span text:style-name="T1">compile</text:span> your own (javac+java)</text:p>
                  </text:list-item>
                </text:list>
              </text:list-item>
              <text:list-item>
                <text:p text:id="id5">Name the 8 <text:span text:style-name="T1">primitive types</text:span> built-in to Java, and contrast them (what's the difference?)<text:tab/><text:tab/><text:tab/><text:span text:style-name="T2">[8]</text:span></text:p>
                <text:list>
                  <text:list-item>
                    <text:p text:id="id6"><text:span text:style-name="T1">boolean</text:span> (true/false), <text:span text:style-name="T1">char</text:span> (Unicode)</text:p>
                  </text:list-item>
                  <text:list-item>
                    <text:p text:id="id7"><text:span text:style-name="T1">byte</text:span> (1), <text:span text:style-name="T1">short</text:span> (2), <text:span text:style-name="T1">int</text:span> (4), <text:span text:style-name="T1">long</text:span> (8)</text:p>
                  </text:list-item>
                  <text:list-item>
                    <text:p text:id="id8"><text:span text:style-name="T1">float</text:span> (4), <text:span text:style-name="T1">double</text:span> (8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Quiz 1: answers #3</text:p>
          </draw:text-box>
        </draw:frame>
        <draw:frame presentation:style-name="pr8" draw:layer="layout" svg:width="25.199cm" svg:height="14.652cm" svg:x="1.4cm" svg:y="4.507cm" presentation:class="outline" presentation:user-transformed="true">
          <draw:text-box>
            <text:list text:style-name="L2">
              <text:list-item>
                <text:p text:id="id9">Write a Java function <text:span text:style-name="T3">numHashes</text:span>() that takes an integer parameter and prints that many <text:span text:style-name="T1">hash marks</text:span> (“<text:span text:style-name="T3">#</text:span>”) to the screen:<text:tab/><text:tab/><text:tab/><text:tab/><text:tab/><text:span text:style-name="T2">[8]</text:span></text:p>
                <text:list>
                  <text:list-item>
                    <text:list>
                      <text:list-item>
                        <text:p text:id="id11"><text:span text:style-name="T7">/** Print given number of hashes.</text:span></text:p>
                      </text:list-item>
                      <text:list-item>
                        <text:p text:id="id12"><text:span text:style-name="T7"><text:s text:c="2"/></text:span><text:span text:style-name="T7">* @param num Number of hashes to print.</text:span></text:p>
                      </text:list-item>
                      <text:list-item>
                        <text:p text:id="id13"><text:span text:style-name="T7"><text:s text:c="2"/></text:span><text:span text:style-name="T7">* @return Doesn't return anything (prints). */</text:span></text:p>
                      </text:list-item>
                      <text:list-item>
                        <text:p text:id="id10"><text:span text:style-name="T7">public void numHashes( int num ) {</text:span></text:p>
                        <text:list>
                          <text:list-item>
                            <text:p text:id="id14"><text:span text:style-name="T7">for (int I=0; i++; i&lt;num) {</text:span></text:p>
                            <text:list>
                              <text:list-item>
                                <text:p text:id="id15"><text:span text:style-name="T7">System.out.print(“#”);</text:span></text:p>
                              </text:list-item>
                            </text:list>
                          </text:list-item>
                          <text:list-item>
                            <text:p text:id="id16"><text:span text:style-name="T7">}</text:span></text:p>
                          </text:list-item>
                          <text:list-item>
                            <text:p text:id="id17"><text:span text:style-name="T7">System.out.println();</text:span></text:p>
                          </text:list-item>
                        </text:list>
                      </text:list-item>
                      <text:list-item>
                        <text:p text:id="id18"><text:span text:style-name="T7">}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ome handy Math methods</text:p>
          </draw:text-box>
        </draw:frame>
        <draw:frame presentation:style-name="pr10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Class methods in <text:span text:style-name="T3">Math</text:span> module</text:p>
                <text:list>
                  <text:list-item>
                    <text:p text:style-name="P1"><text:span text:style-name="T3">sqrt</text:span>(x)</text:p>
                  </text:list-item>
                  <text:list-item>
                    <text:p text:style-name="P1"><text:span text:style-name="T3">abs</text:span>(x)</text:p>
                  </text:list-item>
                  <text:list-item>
                    <text:p text:style-name="P1"><text:span text:style-name="T3">max</text:span>(x, y), <text:span text:style-name="T3">min</text:span>(x, y)</text:p>
                  </text:list-item>
                  <text:list-item>
                    <text:p text:style-name="P1"><text:span text:style-name="T3">ceil</text:span>(x), <text:span text:style-name="T3">floor</text:span>(x)</text:p>
                  </text:list-item>
                  <text:list-item>
                    <text:p text:style-name="P1"><text:span text:style-name="T3">cos</text:span>(x), <text:span text:style-name="T3">sin</text:span>(x), etc.</text:p>
                  </text:list-item>
                  <text:list-item>
                    <text:p text:style-name="P1"><text:span text:style-name="T3">exp</text:span>(x), <text:span text:style-name="T3">log</text:span>(x) (<text:span text:style-name="T1">natural</text:span> log)</text:p>
                  </text:list-item>
                  <text:list-item>
                    <text:p text:style-name="P1"><text:span text:style-name="T3">pow</text:span>(x, y) (y can be a <text:span text:style-name="T1">float</text:span>)</text:p>
                  </text:list-item>
                  <text:list-item>
                    <text:p text:style-name="P1"><text:span text:style-name="T3">random</text:span>() (double in range <text:span text:style-name="T1">[0, 1)</text:span> 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Some handy standard packages</text:p>
          </draw:text-box>
        </draw:frame>
        <draw:frame presentation:style-name="pr10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java.<text:span text:style-name="T3">lang</text:span>: <text:span text:style-name="T1">automatically</text:span> imported</text:p>
              </text:list-item>
              <text:list-item>
                <text:p text:style-name="P1">java.<text:span text:style-name="T3">io</text:span>: <text:span text:style-name="T1">files</text:span> and streams</text:p>
              </text:list-item>
              <text:list-item>
                <text:p text:style-name="P1">java.<text:span text:style-name="T3">net</text:span>: <text:span text:style-name="T1">networking</text:span></text:p>
              </text:list-item>
              <text:list-item>
                <text:p text:style-name="P1">java.<text:span text:style-name="T3">text</text:span>: manipulate <text:span text:style-name="T1">strings</text:span>, dates, i8n</text:p>
              </text:list-item>
              <text:list-item>
                <text:p text:style-name="P1">java.<text:span text:style-name="T3">util</text:span>: <text:span text:style-name="T1">miscellaneous</text:span> utilities: strings, etc.<text:line-break/></text:p>
              </text:list-item>
              <text:list-item>
                <text:p text:style-name="P1">java.<text:span text:style-name="T3">applet</text:span>: or javax.swing.<text:span text:style-name="T3">JApplet</text:span> for <text:span text:style-name="T1">Swing</text:span></text:p>
              </text:list-item>
              <text:list-item>
                <text:p text:style-name="P1">java.<text:span text:style-name="T3">awt</text:span>: or javax.<text:span text:style-name="T3">swing</text:span></text:p>
              </text:list-item>
              <text:list-item>
                <text:p text:style-name="P1">java.awt.<text:span text:style-name="T3">event</text:span>: or javax.<text:span text:style-name="T3">swing.even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tic keyword</text:p>
          </draw:text-box>
        </draw:frame>
        <draw:frame presentation:style-name="pr10" draw:text-style-name="P4" draw:layer="layout" svg:width="25.199cm" svg:height="15.485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3">public static void main( String args[] ) {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static</text:span> keyword: <text:span text:style-name="T1">class attribute</text:span></text:p>
                <text:list>
                  <text:list-item>
                    <text:p text:style-name="P1"><text:span text:style-name="T1">Shared</text:span> by all instances of this class</text:p>
                    <text:list>
                      <text:list-item>
                        <text:p text:style-name="P1">vs. <text:span text:style-name="T1">instance</text:span> attribute: <text:span text:style-name="T1">separate</text:span> for each object</text:p>
                      </text:list-item>
                    </text:list>
                  </text:list-item>
                  <text:list-item>
                    <text:p text:style-name="P1">Exists <text:span text:style-name="T1">before</text:span> class is instantiated</text:p>
                    <text:list>
                      <text:list-item>
                        <text:p text:style-name="P1">Invoke <text:span text:style-name="T1">class methods</text:span> as: <text:span text:style-name="T3">ClassName.method(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Running</text:span> a class vs. <text:span text:style-name="T1">instantiating</text:span> a class:</text:p>
                <text:list>
                  <text:list-item>
                    <text:p text:style-name="P1"><text:span text:style-name="T1">Run</text:span> a class from JRE: <text:span text:style-name="T3">java MyClass</text:span></text:p>
                    <text:list>
                      <text:list-item>
                        <text:p text:style-name="P1">No instances made, just <text:span text:style-name="T3">MyClass.main()</text:span> invoked</text:p>
                      </text:list-item>
                    </text:list>
                  </text:list-item>
                  <text:list-item>
                    <text:p text:style-name="P1"><text:span text:style-name="T1">Instantiating</text:span>: <text:span text:style-name="T3">new MyClass()</text:span></text:p>
                    <text:list>
                      <text:list-item>
                        <text:p text:style-name="P1"><text:span text:style-name="T1">Constructor</text:span> is run, <text:span text:style-name="T3">main()</text:span> is not ru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tatic import</text:p>
          </draw:text-box>
        </draw:frame>
        <draw:frame presentation:style-name="pr10" draw:text-style-name="P5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3">import static java.lang.Math.*;</text:span></text:p>
                      </text:list-item>
                    </text:list>
                  </text:list-item>
                </text:list>
              </text:list-item>
              <text:list-item>
                <text:p text:style-name="P1">Import all <text:span text:style-name="T1">static</text:span> members of a class</text:p>
              </text:list-item>
              <text:list-item>
                <text:p text:style-name="P1">Brings static variables/methods into current <text:span text:style-name="T1">namespace</text:span>:</text:p>
                <text:list>
                  <text:list-item>
                    <text:list>
                      <text:list-item>
                        <text:p text:style-name="P1"><text:span text:style-name="T3">sqrt( 36.0 ); </text:span><text:span text:style-name="T8">instead of</text:span><text:span text:style-name="T3"> Math.sqrt( 36.0 );</text:span></text:p>
                      </text:list-item>
                      <text:list-item>
                        <text:p text:style-name="P1"><text:span text:style-name="T3">log( E );</text:span><text:span text:style-name="T8"> instead of </text:span><text:span text:style-name="T3">Math.log( Math.E );</text:span></text:p>
                      </text:list-item>
                    </text:list>
                  </text:list-item>
                </text:list>
              </text:list-item>
              <text:list-item>
                <text:p text:style-name="P1">Can also bring in <text:span text:style-name="T1">one</text:span> particular member:</text:p>
                <text:list>
                  <text:list-item>
                    <text:list>
                      <text:list-item>
                        <text:p text:style-name="P1"><text:span text:style-name="T3">import static java.lang.Math.sqrt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cope and duration</text:p>
          </draw:text-box>
        </draw:frame>
        <draw:frame presentation:style-name="pr10" draw:text-style-name="P4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The <text:span text:style-name="T1">duration</text:span> (lifetime) of an identifier is the runtime period <text:span text:style-name="T1">when</text:span> it exists in memory</text:p>
                <text:list>
                  <text:list-item>
                    <text:p text:style-name="P1"><text:span text:style-name="T1">Automatic</text:span> duration</text:p>
                    <text:list>
                      <text:list-item>
                        <text:p text:style-name="P1"><text:span text:style-name="T1">Local</text:span> variables disappear when block finishes</text:p>
                      </text:list-item>
                    </text:list>
                  </text:list-item>
                  <text:list-item>
                    <text:p text:style-name="P1"><text:span text:style-name="T1">Static</text:span> duration</text:p>
                    <text:list>
                      <text:list-item>
                        <text:p text:style-name="P1">As long as the <text:span text:style-name="T1">object</text:span>/module/program exists</text:p>
                      </text:list-item>
                    </text:list>
                  </text:list-item>
                </text:list>
              </text:list-item>
              <text:list-item>
                <text:p text:style-name="P1">The <text:span text:style-name="T1">scope</text:span> of an identifier is the lexical extent <text:span text:style-name="T1">where</text:span> it can be referenced</text:p>
                <text:list>
                  <text:list-item>
                    <text:p text:style-name="P1"><text:span text:style-name="T1">Block</text:span> scope</text:p>
                  </text:list-item>
                  <text:list-item>
                    <text:p text:style-name="P1"><text:span text:style-name="T1">Class</text:span> scop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cope example</text:p>
          </draw:text-box>
        </draw:frame>
        <draw:frame presentation:style-name="pr10" draw:text-style-name="P9" draw:layer="layout" svg:width="25.199cm" svg:height="14.267cm" svg:x="1.4cm" svg:y="4.507cm" presentation:class="outline" presentation:user-transformed="true">
          <draw:text-box>
            <text:p text:style-name="P6"><text:span text:style-name="T9">public class ScopeExample {</text:span></text:p>
            <text:p text:style-name="P7"><text:span text:style-name="T9">int numApples = 0;</text:span><text:span text:style-name="T9"><text:tab/></text:span><text:span text:style-name="T9"><text:tab/></text:span><text:span text:style-name="T9"><text:tab/></text:span><text:span text:style-name="T9">// class scope</text:span></text:p>
            <text:p text:style-name="P7"><text:span text:style-name="T9">public void listApples() {</text:span></text:p>
            <text:p text:style-name="P8"><text:span text:style-name="T9">int counter = 0;</text:span><text:span text:style-name="T9"><text:tab/></text:span><text:span text:style-name="T9"><text:tab/></text:span><text:span text:style-name="T9"><text:tab/></text:span><text:span text:style-name="T9">// block scope</text:span></text:p>
            <text:p text:style-name="P7"><text:span text:style-name="T9">}</text:span></text:p>
            <text:p text:style-name="P6"><text:span text:style-name="T9">}</text:span></text:p>
            <text:list text:style-name="L2">
              <text:list-item>
                <text:p text:style-name="P1"><text:span text:style-name="T3">numApples</text:span> is an <text:span text:style-name="T1">instance</text:span> variable with <text:span text:style-name="T1">class</text:span> scope: accessible to all <text:span text:style-name="T1">methods</text:span> of this class</text:p>
              </text:list-item>
              <text:list-item>
                <text:p text:style-name="P1"><text:span text:style-name="T3">counter</text:span> is a <text:span text:style-name="T1">local</text:span> variable with <text:span text:style-name="T1">block</text:span> scope: not accessible outside the <text:span text:style-name="T3">listApples()</text:span> metho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2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9$Build-9476</meta:generator>
    <meta:creation-date>2010-01-22T11:25:20</meta:creation-date>
    <dc:language>en-US</dc:language>
    <meta:editing-cycles>5</meta:editing-cycles>
    <meta:editing-duration>PT03H08M23S</meta:editing-duration>
    <meta:initial-creator>sean ho</meta:initial-creator>
    <dc:date>2010-01-22T14:33:41</dc:date>
    <dc:creator>sean ho</dc:creator>
    <meta:document-statistic meta:object-count="200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home/seanho/.ooo3/user/template/TWU%20Lecture.otp"/>
  </office:meta>
</office:document-meta>
</file>